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433" officeooo:paragraph-rsid="00126433"/>
    </style:style>
    <style:style style:name="P2" style:family="paragraph" style:parent-style-name="Standard">
      <style:text-properties officeooo:paragraph-rsid="00126433"/>
    </style:style>
    <style:style style:name="P3" style:family="paragraph" style:parent-style-name="Standard">
      <style:text-properties officeooo:rsid="00132819" officeooo:paragraph-rsid="00132819"/>
    </style:style>
    <style:style style:name="P4" style:family="paragraph" style:parent-style-name="Standard">
      <style:text-properties officeooo:rsid="00135ee3" officeooo:paragraph-rsid="00135ee3"/>
    </style:style>
    <style:style style:name="P5" style:family="paragraph" style:parent-style-name="Standard">
      <style:text-properties style:text-underline-style="solid" style:text-underline-width="auto" style:text-underline-color="font-color" officeooo:rsid="00132819" officeooo:paragraph-rsid="00132819"/>
    </style:style>
    <style:style style:name="P6" style:family="paragraph" style:parent-style-name="Standard">
      <style:text-properties style:text-underline-style="solid" style:text-underline-width="auto" style:text-underline-color="font-color" officeooo:rsid="00138f8e" officeooo:paragraph-rsid="00138f8e"/>
    </style:style>
    <style:style style:name="P7" style:family="paragraph" style:parent-style-name="Standard">
      <style:text-properties officeooo:paragraph-rsid="00135ee3"/>
    </style:style>
    <style:style style:name="P8" style:family="paragraph" style:parent-style-name="Standard">
      <style:text-properties fo:color="#c9211e" loext:opacity="100%" officeooo:rsid="00135ee3" officeooo:paragraph-rsid="00135ee3"/>
    </style:style>
    <style:style style:name="P9" style:family="paragraph" style:parent-style-name="Standard">
      <style:text-properties officeooo:rsid="00138f8e" officeooo:paragraph-rsid="00138f8e"/>
    </style:style>
    <style:style style:name="P10" style:family="paragraph" style:parent-style-name="Standard">
      <style:text-properties fo:color="#000000" loext:opacity="100%" officeooo:rsid="00135ee3" officeooo:paragraph-rsid="00135ee3"/>
    </style:style>
    <style:style style:name="P11" style:family="paragraph" style:parent-style-name="Standard">
      <style:text-properties officeooo:rsid="00146461" officeooo:paragraph-rsid="00146461"/>
    </style:style>
    <style:style style:name="P12" style:family="paragraph" style:parent-style-name="Standard">
      <style:text-properties officeooo:rsid="00163e30" officeooo:paragraph-rsid="00163e30"/>
    </style:style>
    <style:style style:name="P13" style:family="paragraph" style:parent-style-name="Standard">
      <style:text-properties officeooo:rsid="00135ee3" officeooo:paragraph-rsid="00135ee3"/>
    </style:style>
    <style:style style:name="T1" style:family="text">
      <style:text-properties officeooo:rsid="0012643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6433"/>
    </style:style>
    <style:style style:name="T4" style:family="text">
      <style:text-properties style:text-underline-style="solid" style:text-underline-width="auto" style:text-underline-color="font-color" officeooo:rsid="00135ee3"/>
    </style:style>
    <style:style style:name="T5" style:family="text">
      <style:text-properties officeooo:rsid="00132819"/>
    </style:style>
    <style:style style:name="T6" style:family="text">
      <style:text-properties officeooo:rsid="00135ee3"/>
    </style:style>
    <style:style style:name="T7" style:family="text">
      <style:text-properties officeooo:rsid="00146461"/>
    </style:style>
    <style:style style:name="T8" style:family="text">
      <style:text-properties officeooo:rsid="00163e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Vache</text:span><text:span text:style-name="T1"> : </text:span></text:p>
      <text:p text:style-name="P1">id</text:p>
      <text:p text:style-name="P1">nom</text:p>
      <text:p text:style-name="P1">couleur</text:p>
      <text:p text:style-name="P1">date_naissance</text:p>
      <text:p text:style-name="P3">date_mort</text:p>
      <text:p text:style-name="P3">id_vente</text:p>
      <text:p text:style-name="P1"><text:span text:style-name="T5">id_</text:span>numero</text:p>
      <text:p text:style-name="P1">id_race (nom : vache lait, vache viande, etc)</text:p>
      <text:p text:style-name="P3">id_maladie</text:p>
      <text:p text:style-name="P3">id_quantiteLait</text:p>
      <text:p text:style-name="P3">id_quantiteAlimentation</text:p>
      <text:p text:style-name="P4">id_NaissanceVeau</text:p>
      <text:p text:style-name="P4"/>
      <text:p text:style-name="P7"><text:span text:style-name="T4">naissanceVeau </text:span><text:span text:style-name="T6">:</text:span></text:p>
      <text:p text:style-name="P4">id</text:p>
      <text:p text:style-name="P4">nombreVeau</text:p>
      <text:p text:style-name="P4">id_race</text:p>
      <text:p text:style-name="P4"/>
      <text:p text:style-name="P4"><text:span text:style-name="T2">quantiteAlimentation </text:span>:</text:p>
      <text:p text:style-name="P4">id</text:p>
      <text:p text:style-name="P4">kilo_nouriture</text:p>
      <text:p text:style-name="P7"><text:span text:style-name="T7">id_</text:span><text:span text:style-name="T6">produit</text:span><text:span text:style-name="T7">Aliment</text:span></text:p>
      <text:p text:style-name="P7"/>
      <text:p text:style-name="P11"><text:span text:style-name="T4">produit</text:span><text:span text:style-name="T2">Aliment </text:span>: </text:p>
      <text:p text:style-name="P11">id</text:p>
      <text:p text:style-name="P11">nom</text:p>
      <text:p text:style-name="P3"/>
      <text:p text:style-name="P5">quantiteLait</text:p>
      <text:p text:style-name="P3">id</text:p>
      <text:p text:style-name="P4">quantite (litre de lait/<text:span text:style-name="T8">jour</text:span>)</text:p>
      <text:p text:style-name="P4">id_qualiteLait (composition lait : matiere grace = boolean (vrai/faux)<text:span text:style-name="T7">)</text:span></text:p>
      <text:p text:style-name="P9"/>
      <text:p text:style-name="P9"><text:span text:style-name="T2">technicienLaiterie</text:span> : </text:p>
      <text:p text:style-name="P11">id</text:p>
      <text:p text:style-name="P11">nom</text:p>
      <text:p text:style-name="P11">date</text:p>
      <text:p text:style-name="P11">raison_passage</text:p>
      <text:p text:style-name="P4"/>
      <text:p text:style-name="P4"><text:span text:style-name="T2">qualiteLait </text:span>:</text:p>
      <text:p text:style-name="P4">id</text:p>
      <text:p text:style-name="P10">matiere_grace (boolean)</text:p>
      <text:p text:style-name="P9">id_technicienLaiterie</text:p>
      <text:p text:style-name="P8">id_maladie</text:p>
      <text:p text:style-name="P3"/>
      <text:p text:style-name="P3"><text:span text:style-name="T2">vente </text:span>: </text:p>
      <text:p text:style-name="P3">id</text:p>
      <text:p text:style-name="P9">prix</text:p>
      <text:p text:style-name="P3">id_numero</text:p>
      <text:p text:style-name="P3">vendu (boolean : oui/non)</text:p>
      <text:p text:style-name="P3"/>
      <text:p text:style-name="P3"><text:span text:style-name="T2">numero </text:span>:</text:p>
      <text:p text:style-name="P3"><text:soft-page-break/>id</text:p>
      <text:p text:style-name="P3">numero</text:p>
      <text:p text:style-name="P3"/>
      <text:p text:style-name="P3"><text:span text:style-name="T2">race </text:span>: </text:p>
      <text:p text:style-name="P3">id</text:p>
      <text:p text:style-name="P3">nom</text:p>
      <text:p text:style-name="P12">id_specificiteRace</text:p>
      <text:p text:style-name="P12"/>
      <text:p text:style-name="P12"><text:span text:style-name="T2">specificiteRace </text:span>: </text:p>
      <text:p text:style-name="P12">id</text:p>
      <text:p text:style-name="P12">specificiteRace</text:p>
      <text:p text:style-name="P3"/>
      <text:p text:style-name="P3"><text:span text:style-name="T2">maladie </text:span>:</text:p>
      <text:p text:style-name="P3">id</text:p>
      <text:p text:style-name="P3">date_debut</text:p>
      <text:p text:style-name="P3">nom_maladie</text:p>
      <text:p text:style-name="P3">date_fin</text:p>
      <text:p text:style-name="P9">jetter_lait (boolean)</text:p>
      <text:p text:style-name="P3">id_medicament</text:p>
      <text:p text:style-name="P3">id_veterinaire</text:p>
      <text:p text:style-name="P3">id_vaccin</text:p>
      <text:p text:style-name="P3"/>
      <text:p text:style-name="P3"><text:span text:style-name="T2">medicament </text:span>:</text:p>
      <text:p text:style-name="P3">id</text:p>
      <text:p text:style-name="P3">nom</text:p>
      <text:p text:style-name="P3"/>
      <text:p text:style-name="P6">veterinaire</text:p>
      <text:p text:style-name="P9">id</text:p>
      <text:p text:style-name="P9">nom</text:p>
      <text:p text:style-name="P9">ville</text:p>
      <text:p text:style-name="P9">conseille_alimentaire</text:p>
      <text:p text:style-name="P9"/>
      <text:p text:style-name="P9"><text:span text:style-name="T2">vaccin </text:span>:</text:p>
      <text:p text:style-name="P9">id</text:p>
      <text:p text:style-name="P9">vaccine (boolean)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06:33:22.033185947</meta:creation-date>
    <dc:date>2022-09-09T16:39:57.429534277</dc:date>
    <meta:editing-duration>PT21M38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73" meta:word-count="110" meta:character-count="819" meta:non-whitespace-character-count="776"/>
  </office:meta>
</office:document-meta>
</file>